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4.265cm" svg:height="12.942cm" svg:x="10.71cm" svg:y="0.1cm">
            <draw:object draw:notify-on-update-of-ranges="Arkusz1.C1:Arkusz1.C10 Arkusz1.D1:Arkusz1.D10 Arkusz1.E1:Arkusz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A$1:.$A$1000];[.C1])" office:value-type="float" office:value="802" calcext:value-type="float">
            <text:p>802</text:p>
          </table:table-cell>
          <table:table-cell table:style-name="ce1" table:formula="of:=(1-0.2)*0.2^[.C1]*1000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1:.$A$1000];[.C2])" office:value-type="float" office:value="159" calcext:value-type="float">
            <text:p>159</text:p>
          </table:table-cell>
          <table:table-cell table:formula="of:=(1-0.2)*0.2^[.C2]*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1:.$A$1000];[.C3])" office:value-type="float" office:value="32" calcext:value-type="float">
            <text:p>32</text:p>
          </table:table-cell>
          <table:table-cell table:formula="of:=(1-0.2)*0.2^[.C3]*10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1:.$A$1000];[.C4])" office:value-type="float" office:value="5" calcext:value-type="float">
            <text:p>5</text:p>
          </table:table-cell>
          <table:table-cell table:formula="of:=(1-0.2)*0.2^[.C4]*1000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1:.$A$1000];[.C5])" office:value-type="float" office:value="1" calcext:value-type="float">
            <text:p>1</text:p>
          </table:table-cell>
          <table:table-cell table:formula="of:=(1-0.2)*0.2^[.C5]*1000"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1:.$A$1000];[.C6])" office:value-type="float" office:value="1" calcext:value-type="float">
            <text:p>1</text:p>
          </table:table-cell>
          <table:table-cell table:formula="of:=(1-0.2)*0.2^[.C6]*1000"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1:.$A$1000];[.C7])" office:value-type="float" office:value="0" calcext:value-type="float">
            <text:p>0</text:p>
          </table:table-cell>
          <table:table-cell table:formula="of:=(1-0.2)*0.2^[.C7]*1000" office:value-type="float" office:value="0.0512" calcext:value-type="float">
            <text:p>0,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1:.$A$1000];[.C8])" office:value-type="float" office:value="0" calcext:value-type="float">
            <text:p>0</text:p>
          </table:table-cell>
          <table:table-cell table:formula="of:=(1-0.2)*0.2^[.C8]*1000" office:value-type="float" office:value="0.01024" calcext:value-type="float">
            <text:p>0,0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1:.$A$1000];[.C9])" office:value-type="float" office:value="0" calcext:value-type="float">
            <text:p>0</text:p>
          </table:table-cell>
          <table:table-cell table:formula="of:=(1-0.2)*0.2^[.C9]*1000" office:value-type="float" office:value="0.002048" calcext:value-type="float">
            <text:p>0,002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1:.$A$1000];[.C10])" office:value-type="float" office:value="0" calcext:value-type="float">
            <text:p>0</text:p>
          </table:table-cell>
          <table:table-cell table:formula="of:=(1-0.2)*0.2^[.C10]*1000" office:value-type="float" office:value="0.0004096" calcext:value-type="float">
            <text:p>0,000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3:05:39.41472227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3:27:25.348116689</dc:date>
    <meta:generator>LibreOffice/4.2.8.2$Linux_X86_64 LibreOffice_project/420m0$Build-2</meta:generator>
    <meta:editing-duration>PT19M42S</meta:editing-duration>
    <meta:editing-cycles>5</meta:editing-cycles>
    <meta:document-statistic meta:table-count="1" meta:cell-count="1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66cm" svg:height="12.943cm" xlink:href=".." xlink:type="simple" chart:class="chart:bar" chart:style-name="ch1">
        <chart:plot-area chart:style-name="ch2" table:cell-range-address="Arkusz1.C1:Arkusz1.E10" chart:data-source-has-labels="column" svg:x="0.485cm" svg:y="0.258cm" svg:width="23.296cm" svg:height="12.427cm">
          <chartooo:coordinate-region svg:x="1.292cm" svg:y="0.457cm" svg:width="22.489cm" svg:height="11.581cm"/>
          <chart:axis chart:dimension="x" chart:name="primary-x" chart:style-name="ch3" chartooo:axis-type="auto">
            <chartooo:date-scale/>
            <chart:categories table:cell-range-address="Arkusz1.C1:Arkusz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10" chart:class="chart:bar">
            <chart:data-point chart:repeated="10"/>
          </chart:series>
          <chart:series chart:style-name="ch7" chart:values-cell-range-address="Arkusz1.E1:Arkusz1.E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C1:Arkusz1.C10</svg:desc>
                </draw:g>
              </table:table-cell>
              <table:table-cell office:value-type="float" office:value="802">
                <text:p>802</text:p>
                <draw:g>
                  <svg:desc>Arkusz1.D1:Arkusz1.D10</svg:desc>
                </draw:g>
              </table:table-cell>
              <table:table-cell office:value-type="float" office:value="800">
                <text:p>800</text:p>
                <draw:g>
                  <svg:desc>Arkusz1.E1:Arkusz1.E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024">
                <text:p>0.010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4096">
                <text:p>0.0004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